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010a64" officeooo:paragraph-rsid="00010a64"/>
    </style:style>
    <style:style style:name="P2" style:family="paragraph" style:parent-style-name="Standard">
      <style:text-properties officeooo:rsid="00010a64" officeooo:paragraph-rsid="00011c58"/>
    </style:style>
    <style:style style:name="P3" style:family="paragraph" style:parent-style-name="Standard">
      <style:text-properties officeooo:rsid="00010a64" officeooo:paragraph-rsid="0002e578"/>
    </style:style>
    <style:style style:name="P4" style:family="paragraph" style:parent-style-name="Standard">
      <style:text-properties officeooo:rsid="0002e578" officeooo:paragraph-rsid="0002e578"/>
    </style:style>
    <style:style style:name="P5" style:family="paragraph" style:parent-style-name="Standard">
      <style:text-properties officeooo:rsid="0003ccf3" officeooo:paragraph-rsid="0003ccf3"/>
    </style:style>
    <style:style style:name="P6" style:family="paragraph" style:parent-style-name="Standard">
      <style:paragraph-properties fo:break-before="page"/>
      <style:text-properties fo:font-weight="bold" officeooo:rsid="0002e578" officeooo:paragraph-rsid="0004265f" style:font-weight-asian="bold" style:font-weight-complex="bold"/>
    </style:style>
    <style:style style:name="P7" style:family="paragraph" style:parent-style-name="Standard">
      <style:text-properties fo:font-weight="bold" officeooo:rsid="0002e578" officeooo:paragraph-rsid="0004265f" style:font-weight-asian="bold" style:font-weight-complex="bold"/>
    </style:style>
    <style:style style:name="P8" style:family="paragraph" style:parent-style-name="Standard">
      <style:text-properties fo:font-weight="normal" officeooo:rsid="00046d0b" officeooo:paragraph-rsid="00046d0b" style:font-weight-asian="normal" style:font-weight-complex="normal"/>
    </style:style>
    <style:style style:name="P9" style:family="paragraph" style:parent-style-name="Standard">
      <style:text-properties officeooo:rsid="0005bed8" officeooo:paragraph-rsid="0005bed8"/>
    </style:style>
    <style:style style:name="P10" style:family="paragraph" style:parent-style-name="Standard">
      <style:text-properties fo:font-weight="normal" officeooo:rsid="00046d0b" officeooo:paragraph-rsid="00046d0b" style:font-weight-asian="normal" style:font-weight-complex="normal"/>
    </style:style>
    <style:style style:name="P11" style:family="paragraph" style:parent-style-name="Standard">
      <style:text-properties fo:font-weight="normal" officeooo:rsid="00046d0b" officeooo:paragraph-rsid="0006b4b2" style:font-weight-asian="normal" style:font-weight-complex="normal"/>
    </style:style>
    <style:style style:name="T1" style:family="text">
      <style:text-properties officeooo:rsid="00011c58"/>
    </style:style>
    <style:style style:name="T2" style:family="text">
      <style:text-properties officeooo:rsid="0002e578"/>
    </style:style>
    <style:style style:name="T3" style:family="text">
      <style:text-properties officeooo:rsid="0003ccf3"/>
    </style:style>
    <style:style style:name="T4" style:family="text">
      <style:text-properties officeooo:rsid="0004265f"/>
    </style:style>
    <style:style style:name="T5" style:family="text">
      <style:text-properties officeooo:rsid="0005bed8"/>
    </style:style>
    <style:style style:name="T6" style:family="text">
      <style:text-properties officeooo:rsid="00064b1c"/>
    </style:style>
    <style:style style:name="T7" style:family="text">
      <style:text-properties officeooo:rsid="0006b4b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ar co-Editor,</text:p>
      <text:p text:style-name="P1"/>
      <text:p text:style-name="P3"><text:span text:style-name="T1">We would like to thank you and both reviewer</text:span><text:span text:style-name="T7">s</text:span><text:span text:style-name="T1"> for the work on th</text:span><text:span text:style-name="T2">e manuscript “Application of signal separation to diffraction image compression and </text:span><text:span text:style-name="T1">serial crystallography” and we are happy that you consider this work as interesting. </text:span></text:p>
      <text:p text:style-name="P3"/>
      <text:p text:style-name="P9">Since both reviewers requested many more examples to demonstrate the validity and the limits of the method, the document became much longer.</text:p>
      <text:p text:style-name="P2"/>
      <text:p text:style-name="P4">Here are the answers to the questions raised by the referee<text:span text:style-name="T7">s</text:span>:</text:p>
      <text:p text:style-name="P4"/>
      <text:p text:style-name="P4"><text:bookmark-start text:name="__DdeLink__2_1871808827"/>Referee 1:<text:bookmark-end text:name="__DdeLink__2_1871808827"/></text:p>
      <text:p text:style-name="P4"/>
      <text:p text:style-name="P4">Thanks you for the comment on the section 2. We confirm you the description if `sigma-clipping` is of important since it is used in production at ESRF ID15a, ID31 for removing signal from (large) single crystals in PDF application and the peak-finding is used at ESRF ID09 for real-time integration of diffraction data.</text:p>
      <text:p text:style-name="P4"/>
      <text:p text:style-name="P4">We agree with Referee 1 that the section <text:span text:style-name="T3">3</text:span> is much weaker <text:span text:style-name="T3">for the demonstration</text:span>, thus we added another example of a “real-life” example which was recently published <text:a xlink:type="simple" xlink:href="https://doi.org/10.1002/pro.4957" text:style-name="Internet_20_link" text:visited-style-name="Visited_20_Internet_20_Link">https://doi.org/10.1002/pro.4957</text:a> <text:span text:style-name="T3">where we present the analysis of the data after sparsification at 1.0 and 1.4 sigma (respectively </text:span><text:span text:style-name="T7">3</text:span><text:span text:style-name="T3">x and </text:span><text:span text:style-name="T7">5</text:span><text:span text:style-name="T3">x compression rate). </text:span></text:p>
      <text:p text:style-name="P5">For now this algorithm is still in commissioning and will be used only when an experiment requires the full speed of the beamline (typically for pump-probe experiments) and one cannot save the dense data anymore.</text:p>
      <text:p text:style-name="P5"/>
      <text:p text:style-name="P9">This section has also been enriched with the evaluation of the effect of the cut-off on the quality of reconstructed data, <text:span text:style-name="T7">both with Eiger detector and with Jungfrau detector</text:span>.</text:p>
      <text:p text:style-name="P5"/>
      <text:p text:style-name="P5">Thank you for the comment about the HDF5-plugin. This is work in progress, based on user-defined function: https://hdf5-udf.readthedocs.io/en/latest/ </text:p>
      <text:p text:style-name="P5">About code availability, a sentence has been added with the license (MIT) of the software packages which are available on <text:a xlink:type="simple" xlink:href="https://github.com/silx-kit" text:style-name="Internet_20_link" text:visited-style-name="Visited_20_Internet_20_Link">https://github.com/silx-kit</text:a> and several binary channels like pip and conda.</text:p>
      <text:p text:style-name="P5"/>
      <text:p text:style-name="P5">Concerning the addition of expected Bragg reflections to figure 5: there are 7700 reflections which are expected, with a distance between them less than 10 pixels, making the figure difficult to read. We decided to leave the <text:span text:style-name="T7">(former) </text:span>figure 5 as it is and modify figure 6 to demonstrate the additional peaks found by our implementation at low q are relevant for indexing. We added another pair of curves with the number of peaks found at less than 2 pixels away from any expected reflection, thus considered “useful for indexing”. The <text:span text:style-name="T5">conclusions drawn</text:span> are the same with the threshold <text:span text:style-name="T5">set </text:span>to 1, 1.5 or 2 pixels, the curves are just lower in intensity. For readability, the <text:span text:style-name="T5">histograms</text:span> were rebinned with larger q to make them less noisy. We believe this new figure 6 <text:span text:style-name="T7">(now 11) </text:span>demonstrates the higher quality of peaks found at low q. At larger q, few peaks (if any) can be indexed, <text:span text:style-name="T5">regardless to the peak-finder</text:span>.</text:p>
      <text:p text:style-name="P5"/>
      <text:p text:style-name="P5">About the `--no-revalidate` option of crystfel, indeed, it was not used, <text:span text:style-name="T7">but it would not be fair when considering the run-time</text:span>.</text:p>
      <text:p text:style-name="P5"/>
      <text:p text:style-name="P5">We added also a small comment on the behavior of the Jungfrau detector in comparison with and Eiger detector of the same size.</text:p>
      <text:p text:style-name="P6">Referee <text:span text:style-name="T4">2</text:span>:</text:p>
      <text:p text:style-name="P7"/>
      <text:p text:style-name="P8">Thanks for the suggesting to declare the sparsification algorithm as “experimental” since this is what it is. The document has been modified accordingly. Since we describe a lossy algorithm, the amount of signal the experimentalist accepts to lose has to be decided by him only and the reason why he would do so is to be able to perform some experiment at a higher pace, that this detector allows. For now, the algorithm works all the time and the beamline is operated at 1 / 4 of its nominal specification. With this document, we hope to convince crystallographers which need fast repetition rates that it is possible if they accept to loose some signal in the background. Unlike ROIBIN, this sparsification algorithm is saving all intense signal, not only the one around the spotted peaks. But I totally agree that any signal at intensity lower than the given threshold is lost and if it exist, must be considered as a numerical artifact. </text:p>
      <text:p text:style-name="P8"/>
      <text:p text:style-name="P8">As you mentioned, this algorithm should be suitable for small molecule crystals and this is where it was first tested on (ESRF – ID11 and also ID09). But performances and storage capabilities are usually not an issue for single crystal diffraction there, while it is for serial crystallography. Indeed we cannot operate the ID29 beamline at more than a quarter of the nominal speed. Of course one could multiply the number of fiber-links to the storage and those storage capabilities … but not within the budget allocated by the facility. One solution <text:span text:style-name="T5">is </text:span>provided <text:span text:style-name="T5">in the paper</text:span>, we never claim it is a one solution fits all. </text:p>
      <text:p text:style-name="P8"/>
      <text:p text:style-name="P8">Concerning the constrain about the azimuthal symmetry (both for peakfinder and sparsification): it has been taken into account since the very beginning of the construction of the beamline, especially we selected the type of membranes for “fixed target” and identified polymer foils which were exhibiting strong fiber orientation when stretched (and selected those who are less prone to this issue). </text:p>
      <text:p text:style-name="P8">Shadows are nicely masked out by the sigma-clipping algorithm … but they will not be properly reconstructed after sparsification. Anyway, Bragg peaks in this region are dubious. Moreover, pyFAI provides default masks for most detector and one can provide a user-defined mask if really large fraction of the detector surface is in the shadow. I don’t see this as limitations, and precising all those technical details are likely to make the document even longer and harder to read. </text:p>
      <text:p text:style-name="P8">Very few parameters remain to be set by the user for peak-picking:</text:p>
      <text:p text:style-name="P8">* size of the window around a peak, depending if peaks are sharp or broad (i.e. crystals are large or small). 3X3 or 5x5</text:p>
      <text:p text:style-name="P8">* the minimum number of intense pixels in the window around a peak</text:p>
      <text:p text:style-name="P8">* SNR for pixels to be considered intense, adjusted between 3 and 5</text:p>
      <text:p text:style-name="P8">* The minimum number of peaks to be present for saving the frame when veto-ing.</text:p>
      <text:p text:style-name="P8">More recently, we had issues with the algorithm picking only frames with salt-peaks on it and added an option to select the radial-range for picking, allows to select peaks between the beam-stop and the first peak of the salt to focus on the protein, not on the salt.</text:p>
      <text:p text:style-name="P8"/>
      <text:p text:style-name="P8">Concerning the figure 2, it has been updated with the two rings highlighted. The ordering is imposed by the two plots b &amp; c which needs to be on top of another to improve the readability.</text:p>
      <text:p text:style-name="P8"/>
      <text:p text:style-name="P8">About section 2.4, it is true the sigma-clipping is similar to the one described for peakfinder8. Since Referee 2 want me to highlight the difference between the two, I performed a quick code review of the peakfinder8 implementation:</text:p>
      <text:p text:style-name="P8">* Azimuthal integration is performed using the histogram algorithm, not an issue but probably one of the reason for the difference in speed. There are now several papers about the usage of sparse matrix multiplication for doing this … <text:a xlink:type="simple" xlink:href="https://doi.org/10.48550/arXiv.1412.6367" text:style-name="Internet_20_link" text:visited-style-name="Visited_20_Internet_20_Link">https://doi.org/10.48550/arXiv.1412.6367</text:a></text:p>
      <text:p text:style-name="P8"><text:soft-page-break/>* The accumulator used for azimuthal integration is a float32 which has only 24 bits of mantissa. This is an issue when dealing with intense Bragg-peaks, i.e. Pilatus detector have a dynamic range of 20 bits, which means the 2^4 pixels are enough to trigger background signal loss. Concretely, the mean is not correct. Kahan described this issue in Commun. ACM,8(1):40-, Jan. 1965</text:p>
      <text:p text:style-name="P8">* The variance is calculated using the canonical formula E(X^2)-E(X)^2 which is the worse way possible due to catastrophic cancellation. Even worse, this is performed using single precision float. The issue is already described by D. Knut in the art of computer programming paper (1973) but there is a very good review by Schubert &amp; Gertz (2018) on all ways to mitigate the issue. This is likely the cause of the underestimation of the uncertainties at large q-values of peakfinder8 which then picks then too many (noisy) points.</text:p>
      <text:p text:style-name="P8"/>
      <text:p text:style-name="P8">This code review highlights the fact that algorithms are important but implementation cannot be completely neglected. Everybody can cut some corners and my idea is not to blame the original authors. Thus I don’t claim pyFAI is better than peakfinder8, it is just using more correct implementations and also faster … but this was a constrain from the beamline.</text:p>
      <text:p text:style-name="P8">The document should be published in a journal read by crystallographer and this technical detail is probably not of interest to them. Feel free to share this review with your neighbor.</text:p>
      <text:p text:style-name="P8"/>
      <text:p text:style-name="P8">For <text:span text:style-name="T7">(former) </text:span>figure 5, as for Referee 1, there are too many peaks to enable a visual inspection. But the <text:span text:style-name="T7">(former) </text:span>figure 6 has been modified to demonstrate that peaks picked at lower q by pyFAI are of better quality and the ones picked by peakfinder8 at larger q are of little interest for indexing.</text:p>
      <text:p text:style-name="P8"/>
      <text:p text:style-name="P8">About 4.3, the main purpose of this document is to describe the software deployed on the beamline so that users can refer to it as their data have been automatically processed. We are not doing any advertisement, nor trying to convince other beamlines to use it. Moreover, the license (MIT) contains a non liability clause, i.e. don’t blame the copyright holder/author for any problem with this code. If any of the user of the ID29 beamline does not agree with it, he can always slow down the acquisition speed and <text:span text:style-name="T5">use the dense-data</text:span>. The code will still runs, all data are saved but the computation result are just preserved for info. It is only at larger speed that fewer data are to be saved, because of the bandwidth/storage constrain imposed by the facility.</text:p>
      <text:p text:style-name="P8"/>
      <text:p text:style-name="P8">About section 4.4: The issue about the geometry is more complicated than this: there is a geometry description for the jungfrau detector calibrated in pyFAI, based on metrology performed internally (like any other detector at ESRF). There are also geometric calibration performed by crystfel on serial crystallography data (thanks to the inclusion of millipede in the version 0.11).</text:p>
      <text:p text:style-name="P11">But the two software are using different geometries description and the tools we have to convert one geometry into the other are not good enough, i.e. the indexation rate for peaks found by pyFAI is lower than when performed with the crystfel integrated tools. Since there is no such difference with data collected on Eiger detector (or detector<text:span text:style-name="T6">s</text:span> with regular pixel position), we <text:span text:style-name="T7">suspect </text:span>the issue is in the geometry description <text:span text:style-name="T7">or in the management of the mask</text:span>. It is a known issue and we are working on it. <text:s/><text:span text:style-name="T5">This issue does not prevent from processing data but </text:span><text:span text:style-name="T7">it</text:span><text:span text:style-name="T5"> is </text:span><text:span text:style-name="T7">nevertheless </text:span><text:span text:style-name="T5">mentioned to indicate </text:span><text:span text:style-name="T7">a</text:span><text:span text:style-name="T5"> subject </text:span><text:span text:style-name="T7">still </text:span><text:span text:style-name="T5">under evolution.</text:span></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2T16:34:21.806084998</meta:creation-date>
    <meta:generator>LibreOffice/7.4.7.2$Linux_X86_64 LibreOffice_project/40$Build-2</meta:generator>
    <dc:date>2024-09-09T17:37:23.924846549</dc:date>
    <meta:editing-duration>P2DT19H5M59S</meta:editing-duration>
    <meta:editing-cycles>9</meta:editing-cycles>
    <meta:document-statistic meta:table-count="0" meta:image-count="0" meta:object-count="0" meta:page-count="3" meta:paragraph-count="36" meta:word-count="1735" meta:character-count="10348" meta:non-whitespace-character-count="8641"/>
  </office:meta>
</office:document-meta>
</file>